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428" draw:textarea-horizontal-align="justify" draw:textarea-vertical-align="middle" draw:auto-grow-height="false" fo:min-height="1.02cm" fo:min-width="3.183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="solid" draw:fill-color="#004586"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fill="solid" draw:fill-color="#96b4dc" draw:textarea-horizontal-align="justify" draw:textarea-vertical-align="middle" draw:auto-grow-height="false" fo:min-height="8.91cm" fo:min-width="7.313cm"/>
    </style:style>
    <style:style style:name="gr5" style:family="graphic" style:parent-style-name="standard">
      <style:graphic-properties draw:fill="solid" draw:fill-color="#069a2e" draw:textarea-horizontal-align="justify" draw:textarea-vertical-align="middle" draw:auto-grow-height="false" fo:min-height="0.893cm" fo:min-width="2.929cm"/>
    </style:style>
    <style:style style:name="gr6" style:family="graphic" style:parent-style-name="standard">
      <style:graphic-properties draw:stroke="none" svg:stroke-color="#000000" draw:fill="none" draw:fill-color="#ffffff" fo:min-height="0.823cm"/>
    </style:style>
    <style:style style:name="gr7" style:family="graphic" style:parent-style-name="standard">
      <style:graphic-properties draw:fill="solid" draw:fill-color="#069a2e" draw:textarea-horizontal-align="justify" draw:textarea-vertical-align="middle" draw:auto-grow-height="false" fo:min-height="2.163cm" fo:min-width="3.564cm"/>
    </style:style>
    <style:style style:name="gr8" style:family="graphic" style:parent-style-name="standard">
      <style:graphic-properties draw:fill="solid" draw:fill-color="#069a2e" draw:textarea-horizontal-align="justify" draw:textarea-vertical-align="middle" draw:auto-grow-height="false" fo:min-height="4.068cm" fo:min-width="3.818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fill="solid" draw:fill-color="#004586" draw:textarea-horizontal-align="justify" draw:textarea-vertical-align="middle" draw:auto-grow-height="false" fo:min-height="1.02cm" fo:min-width="2.929cm"/>
    </style:style>
    <style:style style:name="gr11" style:family="graphic" style:parent-style-name="standard">
      <style:graphic-properties draw:textarea-horizontal-align="justify" draw:textarea-vertical-align="middle" draw:auto-grow-height="false" fo:min-height="0.386cm" fo:min-width="1.242cm"/>
    </style:style>
    <style:style style:name="gr12" style:family="graphic" style:parent-style-name="standard">
      <style:graphic-properties draw:stroke="none" svg:stroke-color="#000000" draw:fill="none" draw:fill-color="#ffffff" fo:min-height="1.645cm"/>
    </style:style>
    <style:style style:name="gr13" style:family="graphic" style:parent-style-name="standard">
      <style:graphic-properties draw:textarea-horizontal-align="justify" draw:textarea-vertical-align="middle" draw:auto-grow-height="false" fo:min-height="0.322cm" fo:min-width="1.152cm"/>
    </style:style>
    <style:style style:name="gr14" style:family="graphic" style:parent-style-name="standard">
      <style:graphic-properties draw:fill="solid" draw:fill-color="#004586" draw:textarea-horizontal-align="justify" draw:textarea-vertical-align="middle" draw:auto-grow-height="false" fo:min-height="0.512cm" fo:min-width="1.405cm"/>
    </style:style>
    <style:style style:name="gr15" style:family="graphic" style:parent-style-name="standard">
      <style:graphic-properties draw:textarea-horizontal-align="justify" draw:textarea-vertical-align="middle" draw:auto-grow-height="false" fo:min-height="0.916cm" fo:min-width="0.659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standard">
      <style:graphic-properties draw:textarea-horizontal-align="justify" draw:textarea-vertical-align="middle" draw:auto-grow-height="false" fo:min-height="0.449cm" fo:min-width="1.152cm"/>
    </style:style>
    <style:style style:name="gr18" style:family="graphic" style:parent-style-name="standard">
      <style:graphic-properties draw:fill="solid" draw:fill-color="#069a2e" draw:textarea-horizontal-align="justify" draw:textarea-vertical-align="middle" draw:auto-grow-height="false" fo:min-height="3.941cm" fo:min-width="3.818cm"/>
    </style:style>
    <style:style style:name="gr19" style:family="graphic" style:parent-style-name="standard">
      <style:graphic-properties draw:stroke="none" svg:stroke-color="#000000" draw:fill="none" draw:fill-color="#ffffff" fo:min-height="0.513cm"/>
    </style:style>
    <style:style style:name="gr20" style:family="graphic" style:parent-style-name="standard">
      <style:graphic-properties draw:fill="solid" draw:fill-color="#069a2e" draw:textarea-horizontal-align="justify" draw:textarea-vertical-align="middle" draw:auto-grow-height="false" fo:min-height="3.941cm" fo:min-width="3.818cm"/>
    </style:style>
    <style:style style:name="gr21" style:family="graphic" style:parent-style-name="standard">
      <style:graphic-properties draw:stroke="none" svg:stroke-color="#000000" draw:fill="none" draw:fill-color="#ffffff" fo:min-height="1.1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4.88cm"/>
    </style:style>
    <style:style style:name="gr23" style:family="graphic" style:parent-style-name="standard">
      <style:graphic-properties draw:stroke="none" draw:fill="none" fo:min-height="3.973cm"/>
    </style:style>
    <style:style style:name="gr24" style:family="graphic" style:parent-style-name="standard">
      <style:graphic-properties draw:stroke="none" svg:stroke-color="#000000" draw:fill="none" draw:fill-color="#ffffff" fo:min-height="1.069cm"/>
    </style:style>
    <style:style style:name="gr25" style:family="graphic" style:parent-style-name="standard">
      <style:graphic-properties draw:textarea-horizontal-align="justify" draw:textarea-vertical-align="middle" draw:auto-grow-height="false" fo:min-height="0.386cm" fo:min-width="0.644cm"/>
    </style:style>
    <style:style style:name="gr26" style:family="graphic" style:parent-style-name="standard">
      <style:graphic-properties draw:fill="solid" draw:fill-color="#069a2e" draw:textarea-horizontal-align="justify" draw:textarea-vertical-align="middle" draw:auto-grow-height="false" fo:min-height="2.291cm" fo:min-width="2.167cm"/>
    </style:style>
    <style:style style:name="gr27" style:family="graphic" style:parent-style-name="standard">
      <style:graphic-properties draw:stroke="none" svg:stroke-color="#000000" draw:fill="none" draw:fill-color="#ffffff" fo:min-height="1.297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>
      <style:graphic-properties draw:stroke="none" svg:stroke-color="#000000" draw:fill="none" draw:fill-color="#ffffff" fo:min-height="0.385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428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4586"/>
      <style:paragraph-properties fo:text-align="center"/>
    </style:style>
    <style:style style:name="P5" style:family="paragraph">
      <loext:graphic-properties draw:fill="solid" draw:fill-color="#96b4dc"/>
      <style:paragraph-properties fo:text-align="center"/>
    </style:style>
    <style:style style:name="P6" style:family="paragraph">
      <loext:graphic-properties draw:fill="solid" draw:fill-color="#069a2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Liberation Sans2" fo:font-size="11pt" style:font-name-asian="Liberation Sans2" style:font-size-asian="11pt" style:font-name-complex="Liberation Sans2" style:font-size-complex="11pt"/>
    </style:style>
    <style:style style:name="T6" style:family="text">
      <style:text-properties style:font-name="Liberation Sans" fo:font-size="11pt" style:font-name-asian="Liberation Sans2" style:font-size-asian="11pt" style:font-name-complex="Liberation Sans2" style:font-size-complex="1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1.27cm" svg:x="8.747cm" svg:y="1.127cm">
          <text:p text:style-name="P1">main(..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588cm" svg:y1="2.397cm" svg:x2="10.588cm" svg:y2="3.032cm" draw:start-shape="id1" draw:end-shape="id2" draw:end-glue-point="0" svg:d="M10588 2397v635" svg:viewBox="0 0 1 636">
          <text:p/>
        </draw:connector>
        <draw:custom-shape draw:style-name="gr3" draw:text-style-name="P4" xml:id="id2" draw:id="id2" draw:layer="layout" svg:width="3.683cm" svg:height="1.143cm" svg:x="8.747cm" svg:y="3.032cm">
          <text:p text:style-name="P1"><text:span text:style-name="T1">load_instance(..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049cm" svg:height="12.954cm" svg:x="5.31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3.429cm" svg:height="1.143cm" svg:x="2.143cm" svg:y="6.969cm">
          <text:p text:style-name="P1"><text:span text:style-name="T2">Print([ ])</text:span></text:p>
          <text:p text:style-name="P1"><text:span text:style-name="T3">Complexité: </text:span></text:p>
          <text:p text:style-name="P1"><text:span text:style-name="T3">O(1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9.636cm" svg:y1="7.298cm" svg:x2="5.572cm" svg:y2="7.54cm" draw:start-shape="id3" draw:start-glue-point="5" draw:end-shape="id4" draw:end-glue-point="1" svg:d="M9636 7298c-3049 0-1018 242-4064 242" svg:viewBox="0 0 4065 243">
          <text:p/>
        </draw:connector>
        <draw:frame draw:style-name="gr6" draw:text-style-name="P7" draw:layer="layout" svg:width="3.175cm" svg:height="1.073cm" svg:x="5.953cm" svg:y="6.531cm">
          <draw:text-box>
            <text:p><text:span text:style-name="T2">liste des points</text:span></text:p>
            <text:p><text:span text:style-name="T2">est vide </text:span></text:p>
          </draw:text-box>
        </draw:frame>
        <draw:custom-shape draw:style-name="gr7" draw:text-style-name="P6" xml:id="id5" draw:id="id5" draw:layer="layout" svg:width="4.064cm" svg:height="2.413cm" svg:x="16.113cm" svg:y="6.842cm">
          <text:p text:style-name="P1"><text:span text:style-name="T4">print_components_size</text:span></text:p>
          <text:p text:style-name="P1"><text:span text:style-name="T4">_distance_zero(..)</text:span></text:p>
          <text:p text:style-name="P1"><text:span text:style-name="T4"/></text:p>
          <text:p text:style-name="P1"><text:span text:style-name="T4">Complexité:</text:span></text:p>
          <text:p text:style-name="P1"><text:span text:style-name="T4">O(n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1.541cm" svg:y1="7.298cm" svg:x2="16.113cm" svg:y2="8.048cm" draw:start-shape="id3" draw:start-glue-point="9" draw:end-shape="id5" draw:end-glue-point="3" svg:d="M11541 7298c3429 0 1143 750 4572 750" svg:viewBox="0 0 4573 751">
          <text:p/>
        </draw:connector>
        <draw:frame draw:style-name="gr6" draw:text-style-name="P7" draw:layer="layout" svg:width="2.667cm" svg:height="1.073cm" svg:x="13.192cm" svg:y="6.842cm">
          <draw:text-box>
            <text:p><text:span text:style-name="T2">distance = 0</text:span></text:p>
          </draw:text-box>
        </draw:frame>
        <draw:custom-shape draw:style-name="gr8" draw:text-style-name="P6" xml:id="id8" draw:id="id8" draw:layer="layout" svg:width="4.318cm" svg:height="4.318cm" svg:x="15.859cm" svg:y="21.574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794cm" svg:height="1.016cm" svg:x="11.541cm" svg:y="8.112cm">
          <draw:text-box>
            <text:p><text:span text:style-name="T3">&lt;= 1000 points</text:span></text:p>
          </draw:text-box>
        </draw:frame>
        <draw:custom-shape draw:style-name="gr10" draw:text-style-name="P4" xml:id="id6" draw:id="id6" draw:layer="layout" svg:width="3.429cm" svg:height="1.27cm" svg:x="9.128cm" svg:y="9.382cm">
          <text:p text:style-name="P1"><text:span text:style-name="T4">Analyse statistique</text:span></text:p>
          <text:p text:style-name="P1"><text:span text:style-name="T4">(complexité: O(</text:span><text:span text:style-name="T5">√</text:span><text:span text:style-name="T6">n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3.482cm" svg:height="1.27cm" svg:x="9.075cm" svg:y="11.414cm">
          <text:p text:style-name="P1"><text:span text:style-name="T7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curve" svg:x1="10.842cm" svg:y1="10.652cm" svg:x2="10.816cm" svg:y2="11.414cm" draw:start-shape="id6" draw:start-glue-point="2" draw:end-shape="id7" draw:end-glue-point="4" svg:d="M10842 10652c0 571-26 191-26 762" svg:viewBox="0 0 27 763">
          <text:p/>
        </draw:connector>
        <draw:connector draw:style-name="gr2" draw:text-style-name="P3" draw:layer="layout" draw:type="curve" svg:x1="12.557cm" svg:y1="12.049cm" svg:x2="18.018cm" svg:y2="21.574cm" draw:start-shape="id7" draw:start-glue-point="7" draw:end-shape="id8" draw:end-glue-point="0" svg:d="M12557 12049c3641 0 5461 3175 5461 9525" svg:viewBox="0 0 5462 9526">
          <text:p/>
        </draw:connector>
        <draw:frame draw:style-name="gr12" draw:text-style-name="P7" draw:layer="layout" svg:width="3.175cm" svg:height="1.895cm" svg:x="12.557cm" svg:y="11.541cm">
          <draw:text-box>
            <text:p><text:span text:style-name="T2">dimension != 2</text:span></text:p>
          </draw:text-box>
        </draw:frame>
        <draw:custom-shape draw:style-name="gr13" draw:text-style-name="P1" xml:id="id9" draw:id="id9" draw:layer="layout" svg:width="3.302cm" svg:height="1.143cm" svg:x="9.255cm" svg:y="13.573cm">
          <text:p text:style-name="P1"><text:span text:style-name="T7">if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curve" svg:x1="10.816cm" svg:y1="12.684cm" svg:x2="10.906cm" svg:y2="13.573cm" draw:start-shape="id7" draw:start-glue-point="6" draw:end-shape="id9" draw:end-glue-point="4" svg:d="M10816 12684c0 667 90 223 90 889" svg:viewBox="0 0 91 890">
          <text:p/>
        </draw:connector>
        <draw:frame draw:style-name="gr6" draw:text-style-name="P7" draw:layer="layout" svg:width="3.175cm" svg:height="1.073cm" svg:x="10.652cm" svg:y="12.627cm">
          <draw:text-box>
            <text:p><text:span text:style-name="T2">dimension == 2</text:span></text:p>
          </draw:text-box>
        </draw:frame>
        <draw:custom-shape draw:style-name="gr14" draw:text-style-name="P4" xml:id="id10" draw:id="id10" draw:layer="layout" svg:width="1.905cm" svg:height="0.762cm" svg:x="5.42cm" svg:y="13.572cm">
          <text:p text:style-name="P1"><text:span text:style-name="T2">Scale(..) </text:span></text:p>
          <text:p text:style-name="P1"><text:span text:style-name="T3"><text:s/></text:span><text:span text:style-name="T8">Complexité:O(n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413cm" svg:height="1.895cm" svg:x="7.472cm" svg:y="14.107cm">
          <draw:text-box>
            <text:p><text:span text:style-name="T2">Echelle non pertinente</text:span></text:p>
          </draw:text-box>
        </draw:frame>
        <draw:custom-shape draw:style-name="gr15" draw:text-style-name="P1" xml:id="id3" draw:id="id3" draw:layer="layout" svg:width="1.905cm" svg:height="1.524cm" svg:x="9.636cm" svg:y="6.715cm">
          <text:p text:style-name="P1"><text:span text:style-name="T7">if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2" draw:text-style-name="P3" draw:layer="layout" draw:type="curve" svg:x1="10.588cm" svg:y1="4.175cm" svg:x2="10.589cm" svg:y2="6.715cm" draw:start-shape="id2" draw:start-glue-point="2" draw:end-shape="id3" draw:end-glue-point="4" svg:d="M10588 4175c0 1905 1 635 1 2540" svg:viewBox="0 0 2 2541">
          <text:p/>
        </draw:connector>
        <draw:connector draw:style-name="gr2" draw:text-style-name="P3" draw:layer="layout" draw:type="curve" draw:line-skew="-4.888cm" svg:x1="11.168cm" svg:y1="8.239cm" svg:x2="18.018cm" svg:y2="21.574cm" draw:start-shape="id3" draw:start-glue-point="8" draw:end-shape="id8" draw:end-glue-point="0" svg:d="M11168 8239c0 2670 6850-3997 6850 13335" svg:viewBox="0 0 6851 13336">
          <text:p/>
        </draw:connector>
        <draw:connector draw:style-name="gr2" draw:text-style-name="P3" draw:layer="layout" draw:type="curve" svg:x1="10.009cm" svg:y1="8.239cm" svg:x2="10.842cm" svg:y2="9.382cm" draw:start-shape="id3" draw:start-glue-point="6" draw:end-shape="id6" draw:end-glue-point="0" svg:d="M10009 8239c0 858 833 287 833 1143" svg:viewBox="0 0 834 1144">
          <text:p/>
        </draw:connector>
        <draw:connector draw:style-name="gr2" draw:text-style-name="P3" draw:layer="layout" draw:type="curve" svg:x1="6.372cm" svg:y1="13.572cm" svg:x2="10.906cm" svg:y2="13.573cm" draw:start-shape="id10" draw:start-glue-point="0" draw:end-shape="id9" draw:end-glue-point="4" svg:d="M6372 13572c0-751 4534-752 4534 1" svg:viewBox="0 0 4535 565">
          <text:p/>
        </draw:connector>
        <draw:connector draw:style-name="gr2" draw:text-style-name="P3" draw:layer="layout" draw:type="curve" svg:x1="9.255cm" svg:y1="14.145cm" svg:x2="7.325cm" svg:y2="13.953cm" draw:start-shape="id9" draw:start-glue-point="5" draw:end-shape="id10" draw:end-glue-point="1" svg:d="M9255 14145c-1447 0-483-192-1930-192" svg:viewBox="0 0 1931 193">
          <text:p/>
        </draw:connector>
        <draw:connector draw:style-name="gr2" draw:text-style-name="P3" draw:layer="layout" draw:type="curve" svg:x1="12.557cm" svg:y1="14.145cm" svg:x2="18.018cm" svg:y2="21.574cm" draw:start-shape="id9" draw:start-glue-point="7" draw:end-shape="id8" draw:end-glue-point="0" svg:d="M12557 14145c3641 0 5461 2476 5461 7429" svg:viewBox="0 0 5462 7430">
          <text:p/>
        </draw:connector>
        <draw:frame draw:style-name="gr16" draw:text-style-name="P7" draw:layer="layout" svg:width="3.175cm" svg:height="0.762cm" svg:x="12.557cm" svg:y="13.7cm">
          <draw:text-box>
            <text:p><text:span text:style-name="T2">non-aléatoire ...</text:span></text:p>
          </draw:text-box>
        </draw:frame>
        <draw:custom-shape draw:style-name="gr17" draw:text-style-name="P1" xml:id="id11" draw:id="id11" draw:layer="layout" svg:width="3.302cm" svg:height="1.397cm" svg:x="9.255cm" svg:y="16.24cm">
          <text:p text:style-name="P1"><text:span text:style-name="T9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curve" svg:x1="10.906cm" svg:y1="14.716cm" svg:x2="10.906cm" svg:y2="16.24cm" draw:start-shape="id9" draw:start-glue-point="6" draw:end-shape="id11" draw:end-glue-point="4" svg:d="M10906 14716v1524" svg:viewBox="0 0 1 1525">
          <text:p/>
        </draw:connector>
        <draw:custom-shape draw:style-name="gr18" draw:text-style-name="P6" xml:id="id15" draw:id="id15" draw:layer="layout" svg:width="4.318cm" svg:height="4.191cm" svg:x="7.35cm" svg:y="21.7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794cm" svg:height="1.895cm" svg:x="10.806cm" svg:y="14.743cm">
          <draw:text-box>
            <text:p><text:span text:style-name="T2">distribution de points +/- ”aléatoire”</text:span></text:p>
          </draw:text-box>
        </draw:frame>
        <draw:frame draw:style-name="gr19" draw:text-style-name="P7" draw:layer="layout" svg:width="3.683cm" svg:height="0.763cm" svg:x="10.779cm" svg:y="17.636cm">
          <draw:text-box>
            <text:p><text:span text:style-name="T10">dense</text:span></text:p>
          </draw:text-box>
        </draw:frame>
        <draw:custom-shape draw:style-name="gr20" draw:text-style-name="P6" xml:id="id12" draw:id="id12" draw:layer="layout" svg:width="4.318cm" svg:height="4.191cm" svg:x="1.635cm" svg:y="21.701cm">
          <text:p text:style-name="P1">“standard”</text:p>
          <text:p text:style-name="P1"><text:span text:style-name="T4">Basé sur un quadrillage</text:span></text:p>
          <text:p text:style-name="P1"/>
          <text:p text:style-name="P1"><text:span text:style-name="T4">Complexité*: </text:span></text:p>
          <text:p text:style-name="P1"><text:span text:style-name="T4">O(n.log(n)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9.255cm" svg:y1="16.939cm" svg:x2="3.794cm" svg:y2="21.701cm" draw:start-shape="id11" draw:start-glue-point="5" draw:end-shape="id12" draw:end-glue-point="0" svg:d="M9255 16939c-3641 0-5461 1587-5461 4762" svg:viewBox="0 0 5462 4763">
          <text:p/>
        </draw:connector>
        <draw:frame draw:style-name="gr21" draw:text-style-name="P7" draw:layer="layout" svg:width="2.667cm" svg:height="1.353cm" svg:x="6.704cm" svg:y="16.367cm">
          <draw:text-box>
            <text:p><text:span text:style-name="T1">clairsemé</text:span></text:p>
          </draw:text-box>
        </draw:frame>
        <draw:frame draw:style-name="gr22" draw:text-style-name="P9" draw:layer="layout" svg:width="5.38cm" svg:height="3.833cm" svg:x="6.715cm" svg:y="21.447cm">
          <draw:text-box>
            <text:p text:style-name="P8"><text:s text:c="5"/></text:p>
            <text:p text:style-name="P8"><text:s text:c="2"/>“sqrt2”</text:p>
            <text:p text:style-name="P8"><text:span text:style-name="T4"><text:s text:c="4"/></text:span><text:span text:style-name="T4">Basé sur un quadrillage</text:span></text:p>
            <text:p text:style-name="P8"><text:span text:style-name="T4"/></text:p>
            <text:p text:style-name="P8"><text:span text:style-name="T4"><text:s text:c="4"/></text:span></text:p>
            <text:p text:style-name="P8"><text:span text:style-name="T4"><text:s text:c="5"/></text:span><text:span text:style-name="T4">Complexité: </text:span></text:p>
            <text:p><text:span text:style-name="T4"><text:s text:c="19"/></text:span><text:span text:style-name="T4">O(n)</text:span></text:p>
          </draw:text-box>
        </draw:frame>
        <draw:frame draw:style-name="gr23" draw:text-style-name="P10" draw:layer="layout" svg:width="4.985cm" svg:height="4.223cm" svg:x="15.605cm" svg:y="21.288cm">
          <draw:text-box>
            <text:p><text:s text:c="2"/></text:p>
            <text:p><text:s text:c="2"/>“not-random”</text:p>
            <text:p><text:span text:style-name="T11"><text:s text:c="3"/></text:span><text:span text:style-name="T11">Basé sur un <text:s text:c="16"/>r-tree</text:span></text:p>
            <text:p><text:span text:style-name="T4"><text:s text:c="2"/></text:span></text:p>
            <text:p><text:span text:style-name="T4"><text:s text:c="10"/></text:span><text:span text:style-name="T4">Complexité: </text:span></text:p>
            <text:p><text:span text:style-name="T4"><text:s text:c="7"/></text:span><text:span text:style-name="T4">O(n.log(n).a^k)</text:span></text:p>
          </draw:text-box>
        </draw:frame>
        <draw:frame draw:style-name="gr24" draw:text-style-name="P7" draw:layer="layout" svg:width="20.574cm" svg:height="1.319cm" svg:x="0.746cm" svg:y="25.892cm">
          <draw:text-box>
            <text:p><text:span text:style-name="T3">* la complexité donnée est la complexité en temps amortie (=en moyenne). n est le nombre de points, k la dimension de l’espace, a~2.2 une constante. L’effet de la distance d n’est pas précisé car les choix du sélecteur ci-dessus font que la complexité en fonction de d est bornée</text:span></text:p>
          </draw:text-box>
        </draw:frame>
        <draw:custom-shape draw:style-name="gr25" draw:text-style-name="P1" xml:id="id13" draw:id="id13" draw:layer="layout" svg:width="2.286cm" svg:height="1.27cm" svg:x="8.366cm" svg:y="19.669cm"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6" xml:id="id14" draw:id="id14" draw:layer="layout" svg:width="2.667cm" svg:height="2.541cm" svg:x="12.43cm" svg:y="21.7cm">
          <text:p text:style-name="P1"><text:span text:style-name="T1">“</text:span><text:span text:style-name="T1">ultradense”</text:span></text:p>
          <text:p text:style-name="P1"><text:span text:style-name="T1"/></text:p>
          <text:p text:style-name="P1"><text:span text:style-name="T2">Complexité:</text:span></text:p>
          <text:p text:style-name="P1"><text:span text:style-name="T2">O(n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0.906cm" svg:y1="17.637cm" svg:x2="9.509cm" svg:y2="19.669cm" draw:start-shape="id11" draw:start-glue-point="6" draw:end-shape="id13" draw:end-glue-point="4" svg:d="M10906 17637c0 1524-1397 508-1397 2032" svg:viewBox="0 0 1398 2033">
          <text:p/>
        </draw:connector>
        <draw:connector draw:style-name="gr2" draw:text-style-name="P3" draw:layer="layout" draw:type="curve" svg:x1="10.652cm" svg:y1="20.304cm" svg:x2="13.763cm" svg:y2="21.7cm" draw:start-shape="id13" draw:start-glue-point="7" draw:end-shape="id14" draw:end-glue-point="0" svg:d="M10652 20304c2074 0 3111 465 3111 1396" svg:viewBox="0 0 3112 1397">
          <text:p/>
        </draw:connector>
        <draw:frame draw:style-name="gr27" draw:text-style-name="P7" draw:layer="layout" svg:width="3.302cm" svg:height="1.547cm" svg:x="10.525cm" svg:y="19.796cm">
          <draw:text-box>
            <text:p><text:span text:style-name="T4">Si sûrement ultra-dense</text:span></text:p>
          </draw:text-box>
        </draw:frame>
        <draw:connector draw:style-name="gr2" draw:text-style-name="P3" draw:layer="layout" draw:type="curve" svg:x1="9.509cm" svg:y1="20.939cm" svg:x2="9.509cm" svg:y2="21.701cm" draw:start-shape="id13" draw:start-glue-point="6" draw:end-shape="id15" draw:end-glue-point="0" svg:d="M9509 20939v762" svg:viewBox="0 0 1 763">
          <text:p/>
        </draw:connector>
        <draw:frame draw:style-name="gr28" draw:text-style-name="P7" xml:id="id16" draw:id="id16" draw:layer="layout" svg:width="0.381cm" svg:height="1.673cm" svg:x="14.589cm" svg:y="23.987cm">
          <draw:text-box>
            <text:p><text:s text:c="2"/></text:p>
          </draw:text-box>
        </draw:frame>
        <draw:connector draw:style-name="gr2" draw:text-style-name="P3" draw:layer="layout" draw:type="curve" draw:line-skew="1.45cm -1.536cm" svg:x1="14.779cm" svg:y1="23.987cm" svg:x2="11.668cm" svg:y2="23.796cm" draw:start-shape="id16" draw:start-glue-point="0" draw:end-shape="id15" draw:end-glue-point="1" svg:d="M14779 23987c0 1425-1593 1188-2399 784s-824-975-712-975" svg:viewBox="0 0 3161 1286">
          <text:p/>
        </draw:connector>
        <draw:frame draw:style-name="gr29" draw:text-style-name="P7" draw:layer="layout" svg:width="2.921cm" svg:height="0.635cm" svg:x="12.43cm" svg:y="25.003cm">
          <draw:text-box>
            <text:p><text:span text:style-name="T12">Si pas de résultat </text:span></text:p>
          </draw:text-box>
        </draw:frame>
        <draw:frame draw:style-name="gr30" draw:text-style-name="P7" draw:layer="layout" svg:width="5.334cm" svg:height="1.651cm" svg:x="8.493cm" svg:y="4.937cm">
          <draw:text-box>
            <text:p><text:span text:style-name="T13">Sélec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4:58:58.574127860</meta:creation-date>
    <dc:date>2019-06-03T11:26:29.961962413</dc:date>
    <meta:editing-duration>PT52M24S</meta:editing-duration>
    <meta:editing-cycles>12</meta:editing-cycles>
    <meta:generator>LibreOffice/6.2.4.2.0$Linux_X86_64 LibreOffice_project/20$Build-2</meta:generator>
    <meta:document-statistic meta:object-count="51"/>
  </office:meta>
</office:document-meta>
</file>